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90000001904C2CB330BD0EE51C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ubtitle">
      <style:text-properties fo:font-weight="bold" style:font-weight-asian="bold" style:font-weight-complex="bold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itle">
      <style:text-properties style:text-underline-style="solid" style:text-underline-width="auto" style:text-underline-color="font-color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style:font-name="DejaVu Sans"/>
    </style:style>
    <style:style style:name="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style:font-name="DejaVu Sans" officeooo:rsid="0020b9f0"/>
    </style:style>
    <style:style style:name="T6" style:family="text">
      <style:text-properties officeooo:rsid="0020b9f0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7">Bloco 5</text:p>
      <text:p text:style-name="P7">Dia 1 - <text:span text:style-name="T7">JavaScript - DOM e seletores</text:span></text:p>
      <text:p text:style-name="P1"/>
      <text:p text:style-name="P4"/>
      <text:p text:style-name="P4">JavaScript - DOM e seletores</text:p>
      <text:p text:style-name="P5"/>
      <text:p text:style-name="P5">O que vamos aprender?</text:p>
      <text:p text:style-name="P6">Hoje, você vai aprender sobre o famoso DOM , a estrutura que faz a ponte entre o HTML e o JavaScript e que permite interação entre os dois. Por fim, você vai aprender um pouco sobre algumas das interações possíveis: veremos como recuperar dados do HTML através do JavaScript .</text:p>
      <text:p text:style-name="P6"/>
      <text:p text:style-name="P5">Você será capaz de:</text:p>
      <text:p text:style-name="P6">Acessar dados do HTML com o JavaScript através dos seletores do DOM.</text:p>
      <text:p text:style-name="P6"/>
      <text:p text:style-name="P6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4" style:family="text">
      <style:text-properties style:font-name="DejaVu Sans"/>
    </style:style>
    <style:style style:name="MT5" style:family="text">
      <style:text-properties style:font-name="DejaVu Sans" officeooo:rsid="0020b9f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0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<text:s text:c="7"/></text:span><text:span text:style-name="MT4"><text:s text:c="19"/>Data: </text:span><text:span text:style-name="MT5">02/09/2021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09-02T11:10:24.637994367</dc:date>
    <meta:editing-duration>PT33M43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1" meta:paragraph-count="8" meta:word-count="89" meta:character-count="564" meta:non-whitespace-character-count="405"/>
  </office:meta>
</office:document-meta>
</file>